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1e9" officeooo:paragraph-rsid="0002b1e9"/>
    </style:style>
    <style:style style:name="P2" style:family="paragraph" style:parent-style-name="Standard">
      <style:text-properties officeooo:rsid="000580ca" officeooo:paragraph-rsid="000580ca"/>
    </style:style>
    <style:style style:name="P3" style:family="paragraph" style:parent-style-name="Standard">
      <style:text-properties officeooo:rsid="000580ca" officeooo:paragraph-rsid="00064caf"/>
    </style:style>
    <style:style style:name="P4" style:family="paragraph" style:parent-style-name="Standard">
      <style:text-properties officeooo:rsid="000580ca" officeooo:paragraph-rsid="0008e28f"/>
    </style:style>
    <style:style style:name="P5" style:family="paragraph" style:parent-style-name="Standard">
      <style:text-properties officeooo:rsid="00064caf" officeooo:paragraph-rsid="00064caf"/>
    </style:style>
    <style:style style:name="P6" style:family="paragraph" style:parent-style-name="Standard">
      <style:text-properties officeooo:rsid="0002b1e9" officeooo:paragraph-rsid="0002b1e9"/>
    </style:style>
    <style:style style:name="P7" style:family="paragraph" style:parent-style-name="Standard">
      <style:text-properties fo:font-weight="bold" officeooo:rsid="0007b462" officeooo:paragraph-rsid="0007b462" style:font-weight-asian="bold" style:font-weight-complex="bold"/>
    </style:style>
    <style:style style:name="T1" style:family="text">
      <style:text-properties style:font-name="Ubuntu Mono"/>
    </style:style>
    <style:style style:name="T2" style:family="text">
      <style:text-properties style:font-name="Ubuntu Mono" fo:font-style="normal" style:font-style-asian="normal" style:font-style-complex="normal"/>
    </style:style>
    <style:style style:name="T3" style:family="text">
      <style:text-properties style:font-name="Ubuntu Mono" officeooo:rsid="00064ca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64caf" style:font-style-asian="italic" style:font-style-complex="italic"/>
    </style:style>
    <style:style style:name="T6" style:family="text">
      <style:text-properties fo:font-style="italic" officeooo:rsid="000847f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47fb" style:font-style-asian="normal" style:font-style-complex="normal"/>
    </style:style>
    <style:style style:name="T9" style:family="text">
      <style:text-properties fo:font-style="normal" officeooo:rsid="0008e28f" style:font-style-asian="normal" style:font-style-complex="normal"/>
    </style:style>
    <style:style style:name="T10" style:family="text">
      <style:text-properties officeooo:rsid="00064caf"/>
    </style:style>
    <style:style style:name="T11" style:family="text">
      <style:text-properties style:font-name="Ubuntu Mono" fo:font-style="normal" style:font-style-asian="normal" style:font-style-complex="normal"/>
    </style:style>
    <style:style style:name="T12" style:family="text">
      <style:text-properties style:font-name="Ubuntu Mono" fo:font-style="normal" officeooo:rsid="000847fb" style:font-style-asian="normal" style:font-style-complex="normal"/>
    </style:style>
    <style:style style:name="T13" style:family="text">
      <style:text-properties style:font-name="Ubuntu Mono" fo:font-style="normal" officeooo:rsid="0008e28f" style:font-style-asian="normal" style:font-style-complex="normal"/>
    </style:style>
    <style:style style:name="T14" style:family="text">
      <style:text-properties officeooo:rsid="0008e2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aGrid</text:p>
      <text:p text:style-name="P1"/>
      <text:p text:style-name="P1">Navigate in your browser to SeaGrid.org. <text:s/></text:p>
      <text:p text:style-name="P1"/>
      <text:p text:style-name="P2">Create a new <text:span text:style-name="T4">Project</text:span> called <text:span text:style-name="T1">me498</text:span>. <text:s/>Create a new <text:span text:style-name="T4">Experiment</text:span> in the <text:span text:style-name="T1">me498</text:span> project called <text:span text:style-name="T1">brake</text:span> using <text:span text:style-name="T4">Application</text:span> <text:span text:style-name="T1">abaqus-6.13.3</text:span>.</text:p>
      <text:p text:style-name="P1"/>
      <text:p text:style-name="P3">Select the <text:span text:style-name="T4">Abacus-INP-file</text:span> input file <text:span text:style-name="T1">discbrake_std_cax4t.inp</text:span>.</text:p>
      <text:p text:style-name="P3"/>
      <text:p text:style-name="P3">Select <text:span text:style-name="T1">1</text:span><text:span text:style-name="T3">6</text:span> CPU<text:span text:style-name="T10">s</text:span>.</text:p>
      <text:p text:style-name="P3"/>
      <text:p text:style-name="P4"><text:span text:style-name="T14">S</text:span>et <text:span text:style-name="T4">User_Sub_Option</text:span> <text:span text:style-name="T10">and </text:span><text:span text:style-name="T5">Datach</text:span><text:span text:style-name="T10"> </text:span>to <text:span text:style-name="T1">discbrake_std_cax4t</text:span>.</text:p>
      <text:p text:style-name="P4"/>
      <text:p text:style-name="P4"><text:span text:style-name="T14">S</text:span>et <text:span text:style-name="T4">Restart_Option</text:span> to <text:span text:style-name="T1">' '</text:span> (single-quoted space).</text:p>
      <text:p text:style-name="P3"/>
      <text:p text:style-name="P3">Select the <text:span text:style-name="T4">Optional Input File</text:span><text:span text:style-name="T7"> as </text:span><text:span text:style-name="T2">discbrake_std_cax4t.f</text:span><text:span text:style-name="T7">.</text:span></text:p>
      <text:p text:style-name="P3"><text:span text:style-name="T7"/></text:p>
      <text:p text:style-name="P5"><text:span text:style-name="T7">Save and launch the project. <text:s/>After a while, your experiment status should change </text:span><text:span text:style-name="T8">from </text:span><text:span text:style-name="T12">CREATED</text:span><text:span text:style-name="T8"> </text:span><text:span text:style-name="T7">to </text:span><text:span text:style-name="T2">EXECUTING</text:span><text:span text:style-name="T7">. <text:s/></text:span><text:span text:style-name="T9">If the status is </text:span><text:span text:style-name="T13">FAILED</text:span><text:span text:style-name="T9">, check all of these options closely—it is quite sensitive.</text:span></text:p>
      <text:p text:style-name="P5"><text:span text:style-name="T7"/></text:p>
      <text:p text:style-name="P5"><text:span text:style-name="T7">When your project has successfully </text:span><text:span text:style-name="T12">COMPLETED</text:span><text:span text:style-name="T7">, check </text:span><text:span text:style-name="T8">the </text:span><text:span text:style-name="T6">Storage</text:span><text:span text:style-name="T8"> tab to download your results. <text:s/>You may visualize them as normal in Abaqus on a works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Ubuntu Mono" svg:font-family="'Ubuntu Mono'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1:45:45.465980391</meta:creation-date>
    <meta:editing-duration>PT7M16S</meta:editing-duration>
    <meta:editing-cycles>5</meta:editing-cycles>
    <meta:generator>LibreOffice/5.1.6.2$Linux_X86_64 LibreOffice_project/10m0$Build-2</meta:generator>
    <dc:date>2016-11-04T11:53:01.048018991</dc:date>
    <meta:document-statistic meta:table-count="0" meta:image-count="0" meta:object-count="0" meta:page-count="1" meta:paragraph-count="10" meta:word-count="112" meta:character-count="757" meta:non-whitespace-character-count="650"/>
  </office:meta>
</office:document-meta>
</file>